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2.383cm"/>
    </style:style>
    <style:style style:name="co5" style:family="table-column">
      <style:table-column-properties fo:break-before="auto" style:column-width="5.44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transparent"/>
      <style:text-properties fo:color="#008000"/>
    </style:style>
    <style:style style:name="ce4" style:family="table-cell" style:parent-style-name="Default">
      <style:text-properties fo:font-size="10pt" style:font-size-asian="10pt" style:font-size-complex="10pt"/>
    </style:style>
    <style:style style:name="T1" style:family="text">
      <style:text-properties fo:color="#008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>
            <text:p>ZATWIERDZONE:</text:p>
          </table:table-cell>
          <table:table-cell table:number-columns-repeated="2"/>
          <table:table-cell table:style-name="ce2" office:value-type="string">
            <text:p>DO UJEDNOLICENIA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3" office:value-type="string">
            <text:p>WK: „Panel zarządzania”, „Pulpit roboczy”, „Pulpit”, 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/>
          <table:table-cell office:value-type="string">
            <text:p>wd: zabroń / odrzuć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pprover</text:p>
          </table:table-cell>
          <table:table-cell office:value-type="string">
            <text:p>akceptant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nflicting role</text:p>
          </table:table-cell>
          <table:table-cell office:value-type="string">
            <text:p>rola sprzeczna</text:p>
          </table:table-cell>
          <table:table-cell/>
          <table:table-cell office:value-type="string">
            <text:p>Provisioning Resource Request</text:p>
          </table:table-cell>
          <table:table-cell office:value-type="string">
            <text:p>raz jest „wniosek o zasób wyposażania”, a raz „wniosek o zasób”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ash</text:p>
          </table:table-cell>
          <table:table-cell office:value-type="string">
            <text:p>łącznik </text:p>
          </table:table-cell>
          <table:table-cell office:value-type="string">
            <text:p>ładnie i poprawnie, ale czy zrozumiałe dla użytkownika?<text:span text:style-name="T1"> - zrozumiałe (WK)</text:span>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etric</text:p>
          </table:table-cell>
          <table:table-cell office:value-type="string">
            <text:p>metryka (np. metryką kodu jest liczba linii)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>
            <text:p>nul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quorum</text:p>
          </table:table-cell>
          <table:table-cell office:value-type="string">
            <text:p>kworum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evoke</text:p>
          </table:table-cell>
          <table:table-cell office:value-type="string">
            <text:p>odwoływać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table:style-name="ce2" office:value-type="string">
            <text:p>PROBLEMY TECHNICZNE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rminated</text:p>
          </table:table-cell>
          <table:table-cell office:value-type="string">
            <text:p>przerwany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/>
          <table:table-cell office:value-type="string">
            <text:p>Dorobić zamianę &lt; &gt; \\u003c \\u003e w <text:s/>.po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/>
          <table:table-cell office:value-type="string">
            <text:p>Wielolinijkowe msgid/msgstr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/>
          <table:table-cell office:value-type="string">
            <text:p>Wyjaśnić sprawę apostrofów i wieloukośnikowych cudzysłowów <text:span text:style-name="T1">– teoretycznie wyjaśniona. Czekamy na wyniki praktyczne.</text:span>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/>
          <table:table-cell office:value-type="string">
            <text:p>Ciąg z komentarzami „HintSetup_LanguageCode” i „Forgotten_LanguageCode” - wartość oryginalna „en”, tłumaczenie raz „en” a raz „pl”. <text:span text:style-name="T1">W gettekście do strony moeschle.pl mam podobny ciąg, określający identyfikator stron (body) dla różnych języków. Tam jest język „pl” tłumaczony na „en”, „ru” itd.</text:span></text:p>
          </table:table-cell>
          <table:table-cell table:number-columns-repeated="3"/>
          <table:table-cell table:style-name="ce4" table:number-columns-repeated="8"/>
        </table:table-row>
        <table:table-row table:style-name="ro1">
          <table:table-cell/>
          <table:table-cell office:value-type="string">
            <text:p>Web services</text:p>
          </table:table-cell>
          <table:table-cell office:value-type="string">
            <text:p>usługi sieciowe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 table:number-columns-repeated="7"/>
          <table:table-cell table:style-name="ce4" table:number-columns-repeated="5"/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2" office:value-type="string">
            <text:p>NIEJASNOŚCI:</text:p>
          </table:table-cell>
          <table:table-cell table:number-columns-repeated="5"/>
          <table:table-cell table:style-name="ce4" table:number-columns-repeated="9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/>
          <table:table-cell table:style-name="ce1" office:value-type="string">
            <text:p>En</text:p>
          </table:table-cell>
          <table:table-cell table:style-name="ce1" office:value-type="string">
            <text:p>Pl</text:p>
          </table:table-cell>
          <table:table-cell table:number-columns-repeated="5"/>
          <table:table-cell table:style-name="ce4" table:number-columns-repeated="4"/>
          <table:table-cell/>
          <table:table-cell table:style-name="ce4" table:number-columns-repeated="3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/>
          <table:table-cell office:value-type="string">
            <text:p>locksmith</text:p>
          </table:table-cell>
          <table:table-cell table:number-columns-repeated="5"/>
          <table:table-cell table:style-name="ce4" table:number-columns-repeated="5"/>
          <table:table-cell/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>
            <text:p>&lt;br&gt;Nie można użyć kreatora z tym adresem URL ({0}): wymagany basic.</text:p>
          </table:table-cell>
          <table:table-cell table:number-columns-repeated="4"/>
          <table:table-cell table:style-name="ce4" table:number-columns-repeated="9"/>
        </table:table-row>
        <table:table-row table:style-name="ro1">
          <table:table-cell/>
          <table:table-cell office:value-type="string">
            <text:p>effective date</text:p>
          </table:table-cell>
          <table:table-cell table:number-columns-repeated="6"/>
          <table:table-cell table:style-name="ce4" table:number-columns-repeated="8"/>
        </table:table-row>
        <table:table-row table:style-name="ro1">
          <table:table-cell table:number-columns-repeated="2"/>
          <table:table-cell office:value-type="string">
            <text:p>[Forgot_Password_Change_Failure] {0} nie powiodła się zmiana hasła użytkownika {1}. Błąd #: {7}, komunikat błędu: {10}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table:number-columns-repeated="2"/>
          <table:table-cell office:value-type="string">
            <text:p>[Forgot_Password_Change_Success] {0} hasło użytkownika {1} zostało zmienione.</text:p>
          </table:table-cell>
          <table:table-cell table:number-columns-repeated="4"/>
          <table:table-cell table:style-name="ce4" table:number-columns-repeated="9"/>
        </table:table-row>
        <table:table-row table:style-name="ro1">
          <table:table-cell table:number-columns-repeated="2"/>
          <table:table-cell office:value-type="string">
            <text:p>[Delete_Entity] {0} uaktualniona encja: {1}. Jest to {2}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ecurity context is null!</text:p>
          </table:table-cell>
          <table:table-cell office:value-type="string">
            <text:p>Kontekst bezpieczeństwa jest pusty!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>
            <text:p>UJEDNOLICONO PONADTO (między innymi):</text:p>
          </table:table-cell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>
            <text:p>W tekstach pomocy:</text:p>
          </table:table-cell>
          <table:table-cell office:value-type="string">
            <text:p>Podręczniku użytkownika aplikacji Identity Mana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odręczniku administratora aplikacji Identity Mana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a stronie internetowej firmy Novell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Wszystkie pozycje list zakończono znakami przestankowymi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provisioned</text:p>
          </table:table-cell>
          <table:table-cell office:value-type="string">
            <text:p>przypisano </text:p>
          </table:table-cell>
          <table:table-cell office:value-type="string">
            <text:p>(jak chciał Ziemowit)</text:p>
          </table:table-cell>
          <table:table-cell table:number-columns-repeated="12"/>
        </table:table-row>
      </table:table>
      <table:database-ranges>
        <table:database-range table:target-range-address="Arkusz1.B6:Arkusz1.C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010-03-27</text:date>, <text:time>16:37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initial-creator>Wojciech Kapusta</meta:initial-creator>
    <meta:creation-date>2010-03-10T12:42:38</meta:creation-date>
    <dc:date>2010-03-27T16:37:07</dc:date>
    <dc:language>pl-PL</dc:language>
    <meta:editing-cycles>19</meta:editing-cycles>
    <meta:editing-duration>PT11H51M29S</meta:editing-duration>
    <meta:user-defined meta:name="Info 2"/>
    <meta:user-defined meta:name="Info 3"/>
    <meta:user-defined meta:name="Info 4"/>
    <meta:user-defined meta:name="qrichtext">1</meta:user-defined>
    <meta:document-statistic meta:table-count="1" meta:cell-count="96"/>
  </office:meta>
</office:document-meta>
</file>